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808000" draw:textarea-horizontal-align="justify" draw:textarea-vertical-align="middle" draw:auto-grow-height="false"/>
    </style:style>
    <style:style style:name="gr4" style:family="graphic" style:parent-style-name="standard">
      <style:graphic-properties svg:stroke-color="#999999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949cm"/>
    </style:style>
    <style:style style:name="gr6" style:family="graphic" style:parent-style-name="standard">
      <style:graphic-properties draw:stroke="none" svg:stroke-color="#000000" draw:fill="none" draw:fill-color="#ffffff" fo:min-height="0.475cm"/>
    </style:style>
    <style:style style:name="gr7" style:family="graphic" style:parent-style-name="standard">
      <style:graphic-properties draw:stroke="none" svg:stroke-color="#000000" draw:fill="none" draw:fill-color="#ffffff" fo:min-height="0.632cm"/>
    </style:style>
    <style:style style:name="gr8" style:family="graphic" style:parent-style-name="standard">
      <style:graphic-properties svg:stroke-color="#000000" draw:fill="solid" draw:fill-color="#808000" draw:textarea-vertical-align="middle" draw:auto-grow-height="false" fo:min-height="0cm" fo:min-width="0cm"/>
    </style:style>
    <style:style style:name="gr9" style:family="graphic" style:parent-style-name="objectwithoutfill">
      <style:graphic-properties draw:stroke="dash" draw:stroke-dash="Fine_20_Dashed_20__28_var_29_" draw:fill="none" draw:textarea-horizontal-align="center" draw:textarea-vertical-align="middle"/>
    </style:style>
    <style:style style:name="gr10" style:family="graphic" style:parent-style-name="objectwithoutfill">
      <style:graphic-properties draw:stroke="dash" draw:stroke-dash="Fine_20_Dashed" svg:stroke-width="0.2cm" draw:marker-start-width="0.6cm" draw:marker-end="Symmetric_20_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1" style:family="graphic" style:parent-style-name="objectwithoutfill">
      <style:graphic-properties draw:stroke="dash" draw:stroke-dash="Fine_20_Dotted" svg:stroke-width="0.2cm" draw:marker-start-width="0.6cm" draw:marker-end="Symmetric_20_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draw:fill="solid" draw:fill-color="#8080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08080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2pt" style:font-size-asian="12pt" style:font-size-complex="12pt"/>
    </style:style>
    <style:style style:name="P7" style:family="paragraph">
      <style:text-properties fo:font-size="16pt" style:font-size-asian="16pt" style:font-size-complex="16pt"/>
    </style:style>
    <style:style style:name="T1" style:family="text">
      <style:text-properties fo:color="#808080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1.2cm" svg:x="11.3cm" svg:y="2.5cm">
          <text:p text:style-name="P1">QVT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.2cm" svg:x="11.3cm" svg:y="4.3cm">
          <text:p text:style-name="P1">QVTc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cm" svg:height="0.4cm" svg:x="13.3cm" svg:y="4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2cm" svg:height="1.2cm" svg:x="11.3cm" svg:y="4.3cm">
          <text:p text:style-name="P1">QVTc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cm" svg:height="0.4cm" svg:x="13.3cm" svg:y="2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2cm" svg:height="1.2cm" svg:x="17.7cm" svg:y="3.2cm">
          <text:p text:style-name="P1">QVT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7cm" svg:height="1.2cm" svg:x="16.9cm" svg:y="0.4cm">
          <text:p text:style-name="P2"><text:span text:style-name="T1">ALF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1.125cm" svg:x="14.5cm" svg:y="0.4cm">
          <text:p text:style-name="P1"><text:span text:style-name="T1">ETL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cm" svg:height="0.4cm" svg:x="0.8cm" svg:y="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3" draw:layer="layout" svg:width="5.7cm" svg:height="1.199cm" svg:x="1.5cm" svg:y="2.6cm">
          <draw:text-box>
            <text:p text:style-name="P1"><text:span text:style-name="T2">program-to-program</text:span></text:p>
            <text:p text:style-name="P1"><text:span text:style-name="T2">transformation</text:span></text:p>
          </draw:text-box>
        </draw:frame>
        <draw:custom-shape draw:style-name="gr1" draw:text-style-name="P4" draw:layer="layout" svg:width="1.2cm" svg:height="0.6cm" svg:x="0.8cm" svg:y="1.5cm">
          <text:p text:style-name="P1"><text:span text:style-name="T3">XYZ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4cm" svg:height="0.725cm" svg:x="2.9cm" svg:y="1.475cm">
          <draw:text-box>
            <text:p text:style-name="P5"><text:span text:style-name="T2">language </text:span></text:p>
          </draw:text-box>
        </draw:frame>
        <draw:custom-shape draw:style-name="gr1" draw:text-style-name="P1" draw:layer="layout" svg:width="2cm" svg:height="1.2cm" svg:x="20.9cm" svg:y="3.2cm">
          <text:p text:style-name="P1">Jav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1.2cm" svg:x="17.7cm" svg:y="3.2cm">
          <text:p text:style-name="P1">QVT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3.1cm" svg:x="14.5cm" svg:y="2.4cm">
          <text:p text:style-name="P1">QVT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cm" svg:height="0.4cm" svg:x="19.7cm" svg:y="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1.2cm" svg:height="0.4cm" svg:x="16.5cm" svg:y="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2.7cm" svg:height="1.2cm" svg:x="6.9cm" svg:y="4.2cm">
          <text:p text:style-name="P1"><text:span text:style-name="T1">Henshi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.2cm" svg:x="7.6cm" svg:y="2.6cm">
          <text:p text:style-name="P1">UMLX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1.2cm" svg:x="7.6cm" svg:y="1cm">
          <text:p text:style-name="P1"><text:span text:style-name="T1">ATL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9cm" svg:height="0.882cm" svg:x="16.5cm" svg:y="5.7cm">
          <draw:text-box>
            <text:p><text:span text:style-name="T4">optimization</text:span></text:p>
          </draw:text-box>
        </draw:frame>
        <draw:custom-shape draw:style-name="gr8" draw:text-style-name="P1" draw:layer="layout" svg:width="1.7cm" svg:height="1.6cm" svg:x="14.7cm" svg:y="5.2cm">
          <text:p/>
          <draw:enhanced-geometry svg:viewBox="0 0 21600 21600" draw:mirror-horizontal="true" draw:mirror-vertical="true" draw:text-areas="0 0 21600 21600" draw:type="circular-arrow" draw:modifiers="145.227587992013 14.500946821004 8270.7216950918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" draw:text-style-name="P6" draw:layer="layout" svg:width="2.2cm" svg:height="0.725cm" svg:x="2.5cm" svg:y="0.075cm">
          <draw:text-box>
            <text:p text:style-name="P5"><text:span text:style-name="T2">Legend</text:span></text:p>
          </draw:text-box>
        </draw:frame>
        <draw:line draw:style-name="gr9" draw:text-style-name="P1" draw:layer="layout" svg:x1="6.5cm" svg:y1="0cm" svg:x2="6.5cm" svg:y2="6.6cm">
          <text:p/>
        </draw:line>
        <draw:line draw:style-name="gr10" draw:text-style-name="P1" draw:layer="layout" svg:x1="9.6cm" svg:y1="1.6cm" svg:x2="11.3cm" svg:y2="2.8cm">
          <text:p/>
        </draw:line>
        <draw:line draw:style-name="gr11" draw:text-style-name="P1" draw:layer="layout" svg:x1="9.6cm" svg:y1="4.7cm" svg:x2="11.3cm" svg:y2="3.5cm">
          <text:p/>
        </draw:line>
        <draw:line draw:style-name="gr10" draw:text-style-name="P1" draw:layer="layout" svg:x1="0.8cm" svg:y1="4.4cm" svg:x2="2.4cm" svg:y2="4.4cm">
          <text:p/>
        </draw:line>
        <draw:frame draw:style-name="gr6" draw:text-style-name="P3" draw:layer="layout" svg:width="3.8cm" svg:height="0.725cm" svg:x="2.7cm" svg:y="4cm">
          <draw:text-box>
            <text:p text:style-name="P1"><text:span text:style-name="T2">work-in-progress</text:span></text:p>
          </draw:text-box>
        </draw:frame>
        <draw:line draw:style-name="gr11" draw:text-style-name="P1" draw:layer="layout" svg:x1="0.9cm" svg:y1="5.6cm" svg:x2="2.4cm" svg:y2="5.6cm">
          <text:p/>
        </draw:line>
        <draw:frame draw:style-name="gr6" draw:text-style-name="P3" draw:layer="layout" svg:width="3.8cm" svg:height="0.725cm" svg:x="2.4cm" svg:y="5.2cm">
          <draw:text-box>
            <text:p text:style-name="P1"><text:span text:style-name="T2">future work</text:span></text:p>
          </draw:text-box>
        </draw:frame>
        <draw:custom-shape draw:style-name="gr12" draw:text-style-name="P1" draw:layer="layout" svg:width="1.7cm" svg:height="0.4cm" svg:x="9.6cm" svg:y="2.9cm">
          <text:p/>
          <draw:enhanced-geometry svg:viewBox="0 0 21600 21600" draw:text-areas="?f5 ?f1 ?f6 ?f3" draw:type="left-right-arrow" draw:modifiers="4292.06349206349 5224.9376558603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2" draw:layer="layout" svg:width="1.9cm" svg:height="1.2cm" svg:x="19cm" svg:y="0.4cm">
          <text:p text:style-name="P2"><text:span text:style-name="T1">QVTo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7.9cm" svg:y1="1.6cm" svg:x2="17.9cm" svg:y2="3.2cm">
          <text:p/>
        </draw:line>
        <draw:line draw:style-name="gr11" draw:text-style-name="P1" draw:layer="layout" svg:x1="19.4cm" svg:y1="1.6cm" svg:x2="19.4cm" svg:y2="3.2cm">
          <text:p/>
        </draw:line>
        <draw:line draw:style-name="gr11" draw:text-style-name="P1" draw:layer="layout" svg:x1="19.4cm" svg:y1="1.55cm" svg:x2="19.4cm" svg:y2="3.15cm">
          <text:p/>
        </draw:line>
        <draw:line draw:style-name="gr11" draw:text-style-name="P1" draw:layer="layout" svg:x1="15.5cm" svg:y1="1.5cm" svg:x2="15.5cm" svg:y2="2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.5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3H25M32S</meta:editing-duration>
    <meta:editing-cycles>22</meta:editing-cycles>
    <meta:generator>OpenOffice/4.1.5$Win32 OpenOffice.org_project/415m1$Build-9789</meta:generator>
    <dc:date>2019-03-25T10:21:03.32</dc:date>
    <dc:creator>Edward Willink</dc:creator>
    <meta:document-statistic meta:object-count="36"/>
  </office:meta>
</office:document-meta>
</file>